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</office:automatic-styles>
  <office:body>
    <office:text text:use-soft-page-breaks="true">
      <text:p text:style-name="P1">Begrüßung</text:p>
      <text:p text:style-name="P2">Android – Entwicklung der Versionen(kurz)</text:p>
      <text:p text:style-name="P3">Alle Themen ganz kurz erklärt</text:p>
      <text:p text:style-name="P4">Dann Beispiel : Datenbank mit Employee und Activity, Activity umfasst Arbeit welche von bis läuft. UI soll so aussehen: Zwei Fragments auf einer Activity(zwei Arbeiter nebeneinander) dazwischen eine beschleunigte Uhr, wenn jemand nicht arbeitet kommt dieser in den foregroundService und wenn dieser arbeit kommt er in den background service.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Buchinger</meta:initial-creator>
    <dc:creator>Eric Buchinger</dc:creator>
    <meta:creation-date>2017-10-12T17:05:00Z</meta:creation-date>
    <dc:date>2017-10-12T17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58" meta:character-count="424" meta:row-count="3" meta:non-whitespace-character-count="367"/>
  </office:meta>
</office:document-meta>
</file>